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4006B0AAEE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5.961cm" fo:padding-top="0.201cm" fo:padding-bottom="0.201cm" fo:padding-left="0.326cm" fo:padding-right="0.326cm"/>
    </style:style>
    <style:style style:name="gr3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7.451cm" fo:padding-top="0.201cm" fo:padding-bottom="0.201cm" fo:padding-left="0.326cm" fo:padding-right="0.326cm"/>
    </style:style>
    <style:style style:name="gr4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7.112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8.196cm" fo:padding-top="0.201cm" fo:padding-bottom="0.201cm" fo:padding-left="0.326cm" fo:padding-right="0.326cm"/>
    </style:style>
    <style:style style:name="gr6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6.706cm" fo:padding-top="0.201cm" fo:padding-bottom="0.201cm" fo:padding-left="0.326cm" fo:padding-right="0.326cm"/>
    </style:style>
    <style:style style:name="gr7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10.431cm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11.536cm" fo:padding-top="0.201cm" fo:padding-bottom="0.201cm" fo:padding-left="0.326cm" fo:padding-right="0.326cm"/>
    </style:style>
    <style:style style:name="gr9" style:family="graphic" style:parent-style-name="standard">
      <style:graphic-properties draw:stroke="solid" svg:stroke-width="0.152cm" svg:stroke-color="#1c1c1c" draw:marker-start-width="0.66cm" draw:marker-end-width="0.66cm" svg:stroke-linecap="round" draw:fill="solid" draw:fill-color="#1c1c1c" fo:min-height="9.758cm" fo:padding-top="0.201cm" fo:padding-bottom="0.201cm" fo:padding-left="0.326cm" fo:padding-right="0.3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Liberation Serif'" style:font-family-generic="roman" style:font-pitch="variable"/>
    </style:style>
    <style:style style:name="P2" style:family="paragraph">
      <style:text-properties style:use-window-font-color="true" fo:font-family="'Liberation Serif'" style:font-family-generic="roman" style:font-pitch="variable" fo:font-size="32pt" fo:font-weight="normal" style:font-weight-asian="normal" style:font-weight-complex="normal"/>
    </style:style>
    <style:style style:name="P3" style:family="paragraph">
      <style:text-properties fo:font-family="Consolas" style:font-family-generic="modern" style:font-pitch="fixed" fo:font-size="18pt"/>
    </style:style>
    <style:style style:name="P4" style:family="paragraph">
      <style:text-properties fo:font-size="20pt"/>
    </style:style>
    <style:style style:name="P5" style:family="paragraph">
      <style:text-properties fo:font-family="Consolas" style:font-family-generic="modern" style:font-pitch="fixed"/>
    </style:style>
    <style:style style:name="P6" style:family="paragraph">
      <style:paragraph-properties fo:text-align="center"/>
    </style:style>
    <style:style style:name="P7" style:family="paragraph">
      <style:text-properties fo:font-family="Consolas" style:font-family-generic="modern" style:font-pitch="fixed" fo:font-size="12pt" style:font-size-asian="12pt" style:font-size-complex="12pt"/>
    </style:style>
    <style:style style:name="T1" style:family="text">
      <style:text-properties fo:font-family="'Liberation Serif'" style:font-family-generic="roman" style:font-pitch="variable"/>
    </style:style>
    <style:style style:name="T2" style:family="text">
      <style:text-properties style:use-window-font-color="true" fo:font-family="'Liberation Serif'" style:font-family-generic="roman" style:font-pitch="variable" fo:font-size="32pt" fo:font-weight="normal" style:font-weight-asian="normal" style:font-weight-complex="normal"/>
    </style:style>
    <style:style style:name="T3" style:family="text">
      <style:text-properties fo:color="#0066ff" fo:font-family="Consolas" style:font-family-generic="modern" style:font-pitch="fixed" fo:font-size="18pt"/>
    </style:style>
    <style:style style:name="T4" style:family="text">
      <style:text-properties fo:font-family="Consolas" style:font-family-generic="modern" style:font-pitch="fixed" fo:font-size="18pt"/>
    </style:style>
    <style:style style:name="T5" style:family="text">
      <style:text-properties fo:color="#ff9900" fo:font-family="Consolas" style:font-family-generic="modern" style:font-pitch="fixed" fo:font-size="18pt"/>
    </style:style>
    <style:style style:name="T6" style:family="text">
      <style:text-properties fo:color="#ff3333" fo:font-family="Consolas" style:font-family-generic="modern" style:font-pitch="fixed" fo:font-size="18pt"/>
    </style:style>
    <style:style style:name="T7" style:family="text">
      <style:text-properties fo:color="#808080" fo:font-family="Consolas" style:font-family-generic="modern" style:font-pitch="fixed" fo:font-size="18pt"/>
    </style:style>
    <style:style style:name="T8" style:family="text">
      <style:text-properties fo:color="#0066ff" fo:font-family="Consolas" style:font-family-generic="modern" style:font-pitch="fixed"/>
    </style:style>
    <style:style style:name="T9" style:family="text">
      <style:text-properties fo:font-family="Consolas" style:font-family-generic="modern" style:font-pitch="fixed"/>
    </style:style>
    <style:style style:name="T10" style:family="text">
      <style:text-properties fo:color="#ff9900" fo:font-family="Consolas" style:font-family-generic="modern" style:font-pitch="fixed"/>
    </style:style>
    <style:style style:name="T11" style:family="text">
      <style:text-properties fo:color="#ff3333" fo:font-family="Consolas" style:font-family-generic="modern" style:font-pitch="fixed"/>
    </style:style>
    <style:style style:name="T12" style:family="text">
      <style:text-properties fo:color="#66ff66" fo:font-family="Consolas" style:font-family-generic="modern" style:font-pitch="fixed"/>
    </style:style>
    <style:style style:name="T13" style:family="text">
      <style:text-properties fo:color="#cc00cc" fo:font-family="Consolas" style:font-family-generic="modern" style:font-pitch="fixed"/>
    </style:style>
    <style:style style:name="T14" style:family="text">
      <style:text-properties fo:color="#0066cc" fo:font-family="Consolas" style:font-family-generic="modern" style:font-pitch="fixed"/>
    </style:style>
    <style:style style:name="T15" style:family="text">
      <style:text-properties fo:color="#808080" fo:font-family="Consolas" style:font-family-generic="modern" style:font-pitch="fixed"/>
    </style:style>
    <style:style style:name="T16" style:family="text">
      <style:text-properties fo:color="#ff6600" fo:font-family="Consolas" style:font-family-generic="modern" style:font-pitch="fixed"/>
    </style:style>
    <style:style style:name="T17" style:family="text">
      <style:text-properties style:use-window-font-color="true" fo:font-family="Consolas" style:font-family-generic="modern" style:font-pitch="fixed"/>
    </style:style>
    <style:style style:name="T18" style:family="text">
      <style:text-properties fo:color="#ffffff" fo:font-family="Consolas" style:font-family-generic="modern" style:font-pitch="fixed"/>
    </style:style>
    <style:style style:name="T19" style:family="text">
      <style:text-properties fo:color="#999999" fo:font-family="Consolas" style:font-family-generic="modern" style:font-pitch="fixed"/>
    </style:style>
    <style:style style:name="T20" style:family="text">
      <style:text-properties fo:color="#0066ff" fo:font-family="Consolas" style:font-family-generic="modern" style:font-pitch="fixed" fo:font-size="12pt" style:font-size-asian="12pt" style:font-size-complex="12pt"/>
    </style:style>
    <style:style style:name="T21" style:family="text">
      <style:text-properties style:use-window-font-color="true" fo:font-family="Consolas" style:font-family-generic="modern" style:font-pitch="fixed" fo:font-size="12pt" style:font-size-asian="12pt" style:font-size-complex="12pt"/>
    </style:style>
    <style:style style:name="T22" style:family="text">
      <style:text-properties fo:color="#ffffff" fo:font-family="Consolas" style:font-family-generic="modern" style:font-pitch="fixed" fo:font-size="12pt" style:font-size-asian="12pt" style:font-size-complex="12pt"/>
    </style:style>
    <style:style style:name="T23" style:family="text">
      <style:text-properties fo:color="#99ff66" fo:font-family="Consolas" style:font-family-generic="modern" style:font-pitch="fixed" fo:font-size="12pt" style:font-size-asian="12pt" style:font-size-complex="12pt"/>
    </style:style>
    <style:style style:name="T24" style:family="text">
      <style:text-properties fo:color="#ff9900" fo:font-family="Consolas" style:font-family-generic="modern" style:font-pitch="fixed" fo:font-size="12pt" style:font-size-asian="12pt" style:font-size-complex="12pt"/>
    </style:style>
    <style:style style:name="T25" style:family="text">
      <style:text-properties fo:color="#ff6600" fo:font-family="Consolas" style:font-family-generic="modern" style:font-pitch="fixed" fo:font-size="12pt" style:font-size-asian="12pt" style:font-size-complex="12pt"/>
    </style:style>
    <style:style style:name="T26" style:family="text">
      <style:text-properties fo:color="#ff3333" fo:font-family="Consolas" style:font-family-generic="modern" style:font-pitch="fixed" fo:font-size="12pt" style:font-size-asian="12pt" style:font-size-complex="12pt"/>
    </style:style>
    <style:style style:name="T27" style:family="text">
      <style:text-properties fo:color="#808080" fo:font-family="Consolas" style:font-family-generic="modern" style:font-pitch="fixed" fo:font-size="12pt" style:font-size-asian="12pt" style:font-size-complex="12pt"/>
    </style:style>
    <style:style style:name="T28" style:family="text">
      <style:text-properties style:use-window-font-color="true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ff6600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99ff66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1" style:family="text">
      <style:text-properties fo:color="#0066cc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808080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ffffff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family="Consolas" style:font-family-generic="modern" style:font-pitch="fixed" fo:font-size="12pt" style:font-size-asian="12pt" style:font-size-complex="12pt"/>
    </style:style>
    <style:style style:name="T35" style:family="text">
      <style:text-properties fo:color="#cc00cc" fo:font-family="Consolas" style:font-family-generic="modern" style:font-pitch="fixed" fo:font-size="12pt" style:font-size-asian="12pt" style:font-size-complex="12pt"/>
    </style:style>
    <style:style style:name="T36" style:family="text">
      <style:text-properties fo:color="#0066ff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ff3333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cc00cc" fo:font-family="Consolas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Unnamed Language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ersion 1.2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ny-sized primitives</text:p>
              </text:list-item>
              <text:list-item>
                <text:p>Named Parameters</text:p>
              </text:list-item>
              <text:list-item>
                <text:p>Named Returns</text:p>
              </text:list-item>
              <text:list-item>
                <text:p>Encapsulation</text:p>
              </text:list-item>
              <text:list-item>
                <text:p>Stated Type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Imperative</text:p>
              </text:list-item>
              <text:list-item>
                <text:p>Functional</text:p>
              </text:list-item>
              <text:list-item>
                <text:p>Object Oriented</text:p>
              </text:list-item>
              <text:list-item>
                <text:p>Meta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Sized Primitives</text:p>
          </draw:text-box>
        </draw:frame>
        <draw:frame presentation:style-name="pr4" draw:layer="layout" svg:width="22.86cm" svg:height="5.08cm" svg:x="2.54cm" svg:y="5.08cm" presentation:class="outline" presentation:user-transformed="true">
          <draw:text-box>
            <text:list text:style-name="L2">
              <text:list-item>
                <text:p>Primitive Types</text:p>
                <text:p/>
              </text:list-item>
            </text:list>
          </draw:text-box>
        </draw:frame>
        <draw:frame draw:style-name="gr2" draw:text-style-name="P3" draw:layer="layout" svg:width="20.544cm" svg:height="6.363cm" svg:x="3.728cm" svg:y="8.636cm">
          <draw:text-box>
            <text:p><text:span text:style-name="T3">public</text:span><text:span text:style-name="T4"> (</text:span><text:span text:style-name="T5">:</text:span><text:span text:style-name="T4">) </text:span><text:span text:style-name="T6">enter</text:span></text:p>
            <text:p><text:span text:style-name="T4">{</text:span></text:p>
            <text:p><text:span text:style-name="T4"><text:s text:c="2"/></text:span><text:span text:style-name="T3">32u <text:s text:c="4"/></text:span><text:span text:style-name="T7">a</text:span><text:span text:style-name="T5">;</text:span><text:span text:style-name="T3"> <text:s/></text:span><text:span text:style-name="T5">// 32-bit unsigned integer</text:span></text:p>
            <text:p><text:span text:style-name="T3"><text:s text:c="2"/></text:span><text:span text:style-name="T3">[10] 8u </text:span><text:span text:style-name="T7">b</text:span><text:span text:style-name="T5">; <text:s/>// Array of 10 elements containing 0-255</text:span></text:p>
            <text:p><text:span text:style-name="T3"><text:s text:c="2"/></text:span><text:span text:style-name="T3">100s <text:s text:c="3"/></text:span><text:span text:style-name="T7">c, d</text:span><text:span text:style-name="T5">; <text:s/>// 2 integers of 100-bit, signed</text:span></text:p>
            <text:p><text:span text:style-name="T5"><text:s text:c="2"/></text:span><text:span text:style-name="T3">8s24s <text:s text:c="2"/></text:span><text:span text:style-name="T7">e</text:span><text:span text:style-name="T5">; <text:s/>// IEEE754 float</text:span></text:p>
            <text:p><text:span text:style-name="T3"><text:s text:c="2"/></text:span><text:span text:style-name="T3">8u23u <text:s text:c="2"/></text:span><text:span text:style-name="T7">f</text:span><text:span text:style-name="T5">; <text:s/>// unsigned float</text:span></text:p>
            <text:p><text:span text:style-name="T4">}</text:span></text:p>
          </draw:text-box>
        </draw:frame>
        <draw:frame draw:style-name="gr3" draw:text-style-name="P3" xml:id="id1" draw:id="id1" draw:layer="layout" svg:width="20.544cm" svg:height="7.853cm" svg:x="3.728cm" svg:y="8.637cm">
          <draw:text-box>
            <text:p><text:span text:style-name="T3">public</text:span><text:span text:style-name="T4"> (</text:span><text:span text:style-name="T5">:</text:span><text:span text:style-name="T4">) </text:span><text:span text:style-name="T6">enter</text:span></text:p>
            <text:p><text:span text:style-name="T4">{</text:span></text:p>
            <text:p><text:span text:style-name="T4"><text:s text:c="2"/></text:span><text:span text:style-name="T3">32u <text:s text:c="4"/></text:span><text:span text:style-name="T7">a</text:span><text:span text:style-name="T5">;</text:span><text:span text:style-name="T3"> <text:s/></text:span><text:span text:style-name="T5">// 32-bit unsigned integer</text:span></text:p>
            <text:p><text:span text:style-name="T3"><text:s text:c="2"/></text:span><text:span text:style-name="T3">[10] 8u </text:span><text:span text:style-name="T7">b</text:span><text:span text:style-name="T5">; <text:s/>// Array of 10 elements containing 0-255</text:span></text:p>
            <text:p><text:span text:style-name="T3"><text:s text:c="2"/></text:span><text:span text:style-name="T3">100s <text:s text:c="3"/></text:span><text:span text:style-name="T7">c, d</text:span><text:span text:style-name="T5">; <text:s/>// 2 integers of 100-bit, signed</text:span></text:p>
            <text:p><text:span text:style-name="T5"><text:s text:c="2"/></text:span><text:span text:style-name="T3">8s24s <text:s text:c="2"/></text:span><text:span text:style-name="T7">e</text:span><text:span text:style-name="T5">; <text:s/>// IEEE754 float</text:span></text:p>
            <text:p><text:span text:style-name="T3"><text:s text:c="2"/></text:span><text:span text:style-name="T3">8u23u <text:s text:c="2"/></text:span><text:span text:style-name="T7">f</text:span><text:span text:style-name="T5">; <text:s/>// unsigned float</text:span></text:p>
            <text:p><text:span text:style-name="T5"><text:s text:c="2"/></text:span><text:span text:style-name="T3">8u24sc <text:s/></text:span><text:span text:style-name="T7">g</text:span><text:span text:style-name="T5">; <text:s/>// Complex float</text:span></text:p>
            <text:p><text:span text:style-name="T5"><text:s text:c="2"/></text:span><text:span text:style-name="T3">5uc <text:s text:c="4"/></text:span><text:span text:style-name="T7">h</text:span><text:span text:style-name="T5">; <text:s/>// Gaussian integer</text:span></text:p>
            <text:p><text:span text:style-name="T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d Parameters</text:p>
          </draw:text-box>
        </draw:frame>
        <draw:frame presentation:style-name="pr4" draw:layer="layout" svg:width="22.86cm" svg:height="5.08cm" svg:x="2.54cm" svg:y="5.08cm" presentation:class="outline" presentation:user-transformed="true">
          <draw:text-box>
            <text:list text:style-name="L2">
              <text:list-item>
                <text:p>Method/Function/Procedure Calls</text:p>
              </text:list-item>
              <text:list-item>
                <text:p>Subprogram Calls</text:p>
                <text:p/>
              </text:list-item>
            </text:list>
          </draw:text-box>
        </draw:frame>
        <draw:frame draw:style-name="gr4" draw:text-style-name="P5" draw:layer="layout" svg:width="12.954cm" svg:height="7.514cm" svg:x="7.523cm" svg:y="9.652cm">
          <draw:text-box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11">call</text:span><text:span text:style-name="T9">(</text:span><text:span text:style-name="T12">number</text:span><text:span text:style-name="T10">:</text:span><text:span text:style-name="T9"> </text:span><text:span text:style-name="T13">100</text:span><text:span text:style-name="T9">);</text:span></text:p>
            <text:p><text:span text:style-name="T9">}</text:span></text:p>
            <text:p><text:span text:style-name="T9"/></text:p>
            <text:p><text:span text:style-name="T8">public</text:span><text:span text:style-name="T9"> (</text:span><text:span text:style-name="T10">: </text:span><text:span text:style-name="T14">32u</text:span><text:span text:style-name="T9"> </text:span><text:span text:style-name="T12">number</text:span><text:span text:style-name="T9">) </text:span><text:span text:style-name="T11">call</text:span></text:p>
            <text:p><text:span text:style-name="T9">{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d Returns</text:p>
          </draw:text-box>
        </draw:frame>
        <draw:frame presentation:style-name="pr4" draw:layer="layout" svg:width="22.86cm" svg:height="5.08cm" svg:x="2.54cm" svg:y="5.08cm" presentation:class="outline" presentation:user-transformed="true">
          <draw:text-box>
            <text:list text:style-name="L2">
              <text:list-item>
                <text:p>Method/Function/Procedure Calls</text:p>
              </text:list-item>
              <text:list-item>
                <text:p>Subprogram Calls</text:p>
                <text:p/>
              </text:list-item>
            </text:list>
          </draw:text-box>
        </draw:frame>
        <draw:frame draw:style-name="gr5" draw:text-style-name="P5" draw:layer="layout" svg:width="15.337cm" svg:height="8.598cm" svg:x="6.332cm" svg:y="9.144cm">
          <draw:text-box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14">32u</text:span><text:span text:style-name="T9"> </text:span><text:span text:style-name="T15">out</text:span><text:span text:style-name="T9"> = </text:span><text:span text:style-name="T11">call</text:span><text:span text:style-name="T9">(</text:span><text:span text:style-name="T12">number</text:span><text:span text:style-name="T10">:</text:span><text:span text:style-name="T9"> </text:span><text:span text:style-name="T13">100</text:span><text:span text:style-name="T9">)~</text:span><text:span text:style-name="T12">result</text:span><text:span text:style-name="T9">;</text:span></text:p>
            <text:p><text:span text:style-name="T9">}</text:span></text:p>
            <text:p><text:span text:style-name="T9"/></text:p>
            <text:p><text:span text:style-name="T8">public</text:span><text:span text:style-name="T9"> (</text:span><text:span text:style-name="T14">32u</text:span><text:span text:style-name="T9"> </text:span><text:span text:style-name="T12">result</text:span><text:span text:style-name="T9"> </text:span><text:span text:style-name="T10">: </text:span><text:span text:style-name="T14">32u</text:span><text:span text:style-name="T9"> </text:span><text:span text:style-name="T12">number</text:span><text:span text:style-name="T9">) </text:span><text:span text:style-name="T11">call</text:span></text:p>
            <text:p><text:span text:style-name="T9">{</text:span></text:p>
            <text:p><text:span text:style-name="T9"><text:s text:c="2"/></text:span><text:span text:style-name="T8">return</text:span><text:span text:style-name="T9"> </text:span><text:span text:style-name="T12">result</text:span><text:span text:style-name="T9">: </text:span><text:span text:style-name="T15">number</text:span><text:span text:style-name="T9"> </text:span><text:span text:style-name="T10">*</text:span><text:span text:style-name="T9"> </text:span><text:span text:style-name="T13">2</text:span><text:span text:style-name="T9">; 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d Returns</text:p>
          </draw:text-box>
        </draw:frame>
        <draw:frame presentation:style-name="pr4" draw:layer="layout" svg:width="22.86cm" svg:height="5.08cm" svg:x="2.54cm" svg:y="5.08cm" presentation:class="outline" presentation:user-transformed="true">
          <draw:text-box>
            <text:list text:style-name="L2">
              <text:list-item>
                <text:p>Method/Function/Procedure Calls</text:p>
              </text:list-item>
              <text:list-item>
                <text:p>Subprogram Calls</text:p>
                <text:p/>
              </text:list-item>
            </text:list>
          </draw:text-box>
        </draw:frame>
        <draw:frame draw:style-name="gr5" draw:text-style-name="P5" xml:id="id2" draw:id="id2" draw:layer="layout" svg:width="17.29cm" svg:height="8.598cm" svg:x="5.334cm" svg:y="9.182cm">
          <draw:text-box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14">32u</text:span><text:span text:style-name="T9"> </text:span><text:span text:style-name="T15">out</text:span><text:span text:style-name="T9"> = </text:span><text:span text:style-name="T11">call</text:span><text:span text:style-name="T9">(</text:span><text:span text:style-name="T12">number</text:span><text:span text:style-name="T10">:</text:span><text:span text:style-name="T9"> </text:span><text:span text:style-name="T13">100</text:span><text:span text:style-name="T9">)~</text:span><text:span text:style-name="T12">result</text:span><text:span text:style-name="T9">;</text:span></text:p>
            <text:p><text:span text:style-name="T9">}</text:span></text:p>
            <text:p><text:span text:style-name="T9"/></text:p>
            <text:p><text:span text:style-name="T8">public</text:span><text:span text:style-name="T9"> (</text:span><text:span text:style-name="T14">32u</text:span><text:span text:style-name="T9"> </text:span><text:span text:style-name="T12">result</text:span><text:span text:style-name="T10">,</text:span><text:span text:style-name="T12"> </text:span><text:span text:style-name="T14">1u</text:span><text:span text:style-name="T12"> yes</text:span><text:span text:style-name="T9"> </text:span><text:span text:style-name="T10">: </text:span><text:span text:style-name="T14">32u</text:span><text:span text:style-name="T9"> </text:span><text:span text:style-name="T12">number</text:span><text:span text:style-name="T9">) </text:span><text:span text:style-name="T11">call</text:span></text:p>
            <text:p><text:span text:style-name="T9">{</text:span></text:p>
            <text:p><text:span text:style-name="T9"><text:s text:c="2"/></text:span><text:span text:style-name="T8">return</text:span><text:span text:style-name="T9"> </text:span><text:span text:style-name="T12">result</text:span><text:span text:style-name="T10">:</text:span><text:span text:style-name="T9"> </text:span><text:span text:style-name="T15">number</text:span><text:span text:style-name="T9"> </text:span><text:span text:style-name="T10">*</text:span><text:span text:style-name="T9"> </text:span><text:span text:style-name="T13">2</text:span><text:span text:style-name="T16">,</text:span><text:span text:style-name="T13"> </text:span><text:span text:style-name="T12">yes</text:span><text:span text:style-name="T10">:</text:span><text:span text:style-name="T13"> </text:span><text:span text:style-name="T14">true</text:span><text:span text:style-name="T9">; </text:span></text:p>
            <text:p><text:span text:style-name="T9">}</text:span></text:p>
          </draw:text-box>
        </draw:frame>
        <draw:frame draw:style-name="gr5" draw:text-style-name="P5" xml:id="id3" draw:id="id3" draw:layer="layout" svg:width="22.606cm" svg:height="8.598cm" svg:x="2.794cm" svg:y="9.182cm">
          <draw:text-box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14">32u</text:span><text:span text:style-name="T9"> </text:span><text:span text:style-name="T15">out</text:span><text:span text:style-name="T10">:</text:span><text:span text:style-name="T15"> </text:span><text:span text:style-name="T12">result</text:span><text:span text:style-name="T10">,</text:span><text:span text:style-name="T15"> </text:span><text:span text:style-name="T14">1u</text:span><text:span text:style-name="T15"> val</text:span><text:span text:style-name="T10">:</text:span><text:span text:style-name="T15"> </text:span><text:span text:style-name="T12">yes</text:span><text:span text:style-name="T9"> = </text:span><text:span text:style-name="T11">call</text:span><text:span text:style-name="T9">(</text:span><text:span text:style-name="T12">number</text:span><text:span text:style-name="T10">:</text:span><text:span text:style-name="T9"> </text:span><text:span text:style-name="T13">100</text:span><text:span text:style-name="T9">);</text:span></text:p>
            <text:p><text:span text:style-name="T9">}</text:span></text:p>
            <text:p><text:span text:style-name="T9"/></text:p>
            <text:p><text:span text:style-name="T8">public</text:span><text:span text:style-name="T9"> (</text:span><text:span text:style-name="T14">32u</text:span><text:span text:style-name="T9"> </text:span><text:span text:style-name="T12">result</text:span><text:span text:style-name="T10">,</text:span><text:span text:style-name="T12"> </text:span><text:span text:style-name="T14">1u</text:span><text:span text:style-name="T12"> yes</text:span><text:span text:style-name="T9"> </text:span><text:span text:style-name="T10">: </text:span><text:span text:style-name="T14">32u</text:span><text:span text:style-name="T9"> </text:span><text:span text:style-name="T12">number</text:span><text:span text:style-name="T9">) </text:span><text:span text:style-name="T11">call</text:span></text:p>
            <text:p><text:span text:style-name="T9">{</text:span></text:p>
            <text:p><text:span text:style-name="T9"><text:s text:c="2"/></text:span><text:span text:style-name="T8">return</text:span><text:span text:style-name="T9"> </text:span><text:span text:style-name="T12">result</text:span><text:span text:style-name="T10">:</text:span><text:span text:style-name="T9"> </text:span><text:span text:style-name="T15">number</text:span><text:span text:style-name="T9"> </text:span><text:span text:style-name="T10">*</text:span><text:span text:style-name="T9"> </text:span><text:span text:style-name="T13">2</text:span><text:span text:style-name="T16">,</text:span><text:span text:style-name="T13"> </text:span><text:span text:style-name="T12">yes</text:span><text:span text:style-name="T10">:</text:span><text:span text:style-name="T13"> </text:span><text:span text:style-name="T14">true</text:span><text:span text:style-name="T9">; </text:span></text:p>
            <text:p><text:span text:style-name="T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4" draw:layer="layout" svg:width="22.86cm" svg:height="5.08cm" svg:x="2.54cm" svg:y="5.08cm" presentation:class="outline" presentation:user-transformed="true">
          <draw:text-box>
            <text:list text:style-name="L2">
              <text:list-item>
                <text:p>Method/Function/Procedure Calls</text:p>
              </text:list-item>
              <text:list-item>
                <text:p>Subprogram Calls</text:p>
                <text:p/>
              </text:list-item>
            </text:list>
          </draw:text-box>
        </draw:frame>
        <draw:frame draw:style-name="gr6" draw:text-style-name="P5" draw:layer="layout" svg:width="20.544cm" svg:height="7.108cm" svg:x="3.728cm" svg:y="9.91cm">
          <draw:text-box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17">Player</text:span><text:span text:style-name="T16"> </text:span><text:span text:style-name="T15">player</text:span><text:span text:style-name="T16">;</text:span></text:p>
            <text:p><text:span text:style-name="T16"><text:s text:c="2"/></text:span><text:span text:style-name="T17">Object</text:span><text:span text:style-name="T16"> </text:span><text:span text:style-name="T15">object</text:span><text:span text:style-name="T16">;</text:span></text:p>
            <text:p><text:span text:style-name="T16"><text:s text:c="2"/></text:span><text:span text:style-name="T15">player</text:span><text:span text:style-name="T16">.</text:span><text:span text:style-name="T11">set</text:span><text:span text:style-name="T18">(</text:span><text:span text:style-name="T12">size_x</text:span><text:span text:style-name="T16">: </text:span><text:span text:style-name="T13">20</text:span><text:span text:style-name="T16">, </text:span><text:span text:style-name="T12">size_y</text:span><text:span text:style-name="T16">: </text:span><text:span text:style-name="T13">50</text:span><text:span text:style-name="T16">, </text:span><text:span text:style-name="T12">x</text:span><text:span text:style-name="T16">: </text:span><text:span text:style-name="T13">0</text:span><text:span text:style-name="T16">, </text:span><text:span text:style-name="T12">y</text:span><text:span text:style-name="T16">: </text:span><text:span text:style-name="T13">0</text:span><text:span text:style-name="T18">)</text:span><text:span text:style-name="T16">;</text:span></text:p>
            <text:p><text:span text:style-name="T16"><text:s text:c="2"/></text:span><text:span text:style-name="T15">object</text:span><text:span text:style-name="T16">.</text:span><text:span text:style-name="T11">set</text:span><text:span text:style-name="T18">(</text:span><text:span text:style-name="T12">size_x</text:span><text:span text:style-name="T16">: </text:span><text:span text:style-name="T13">10</text:span><text:span text:style-name="T16">, </text:span><text:span text:style-name="T12">size_y</text:span><text:span text:style-name="T16">: </text:span><text:span text:style-name="T13">10</text:span><text:span text:style-name="T16">, </text:span><text:span text:style-name="T12">x</text:span><text:span text:style-name="T16">: </text:span><text:span text:style-name="T13">-5</text:span><text:span text:style-name="T16">, </text:span><text:span text:style-name="T12">y</text:span><text:span text:style-name="T16">: </text:span><text:span text:style-name="T13">10</text:span><text:span text:style-name="T18">)</text:span><text:span text:style-name="T16">;</text:span></text:p>
            <text:p><text:span text:style-name="T16"><text:s text:c="2"/></text:span><text:span text:style-name="T16">if </text:span><text:span text:style-name="T18">(</text:span><text:span text:style-name="T15">player</text:span><text:span text:style-name="T16">.</text:span><text:span text:style-name="T11">checkCollision</text:span><text:span text:style-name="T18">(</text:span><text:span text:style-name="T16">with: </text:span><text:span text:style-name="T15">object</text:span><text:span text:style-name="T16">)~status</text:span><text:span text:style-name="T18">)</text:span></text:p>
            <text:p><text:span text:style-name="T16"><text:s text:c="2"/></text:span><text:span text:style-name="T19">// ...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4" draw:layer="layout" svg:width="22.86cm" svg:height="5.08cm" svg:x="2.54cm" svg:y="4.064cm" presentation:class="outline" presentation:user-transformed="true">
          <draw:text-box>
            <text:list text:style-name="L2">
              <text:list-item>
                <text:p>Objects and Classes</text:p>
              </text:list-item>
              <text:list-item>
                <text:p>Public, Restricted, Private</text:p>
                <text:p/>
              </text:list-item>
            </text:list>
          </draw:text-box>
        </draw:frame>
        <draw:frame draw:style-name="gr7" draw:text-style-name="P5" draw:layer="layout" svg:width="20.544cm" svg:height="10.833cm" svg:x="3.728cm" svg:y="7.438cm">
          <draw:text-box>
            <text:p><text:span text:style-name="T8">// Filename “Main.ul”</text:span></text:p>
            <text:p><text:span text:style-name="T8">restricted 32u </text:span><text:span text:style-name="T15">value</text:span><text:span text:style-name="T18">(</text:span><text:span text:style-name="T13">1</text:span><text:span text:style-name="T18">)</text:span><text:span text:style-name="T16">;</text:span></text:p>
            <text:p><text:span text:style-name="T8"/></text:p>
            <text:p><text:span text:style-name="T8">public </text:span><text:span text:style-name="T18">(</text:span><text:span text:style-name="T16">:</text:span><text:span text:style-name="T8"> this</text:span><text:span text:style-name="T18">)</text:span><text:span text:style-name="T8"> </text:span><text:span text:style-name="T11">increment</text:span></text:p>
            <text:p><text:span text:style-name="T17">{</text:span></text:p>
            <text:p><text:span text:style-name="T8"><text:s text:c="2"/></text:span><text:span text:style-name="T15">value</text:span><text:span text:style-name="T8"> </text:span><text:span text:style-name="T16">+=</text:span><text:span text:style-name="T8"> </text:span><text:span text:style-name="T13">1</text:span><text:span text:style-name="T16">;</text:span></text:p>
            <text:p><text:span text:style-name="T17">}</text:span></text:p>
            <text:p><text:span text:style-name="T8"/></text:p>
            <text:p><text:span text:style-name="T8">public</text:span><text:span text:style-name="T9"> (</text:span><text:span text:style-name="T10">:</text:span><text:span text:style-name="T9">) </text:span><text:span text:style-name="T11">enter</text:span></text:p>
            <text:p><text:span text:style-name="T9">{</text:span></text:p>
            <text:p><text:span text:style-name="T9"><text:s text:c="2"/></text:span><text:span text:style-name="T9">Main </text:span><text:span text:style-name="T15">name</text:span><text:span text:style-name="T16">;</text:span></text:p>
            <text:p><text:span text:style-name="T9"><text:s text:c="2"/></text:span><text:span text:style-name="T15">name</text:span><text:span text:style-name="T16">.</text:span><text:span text:style-name="T11">increment</text:span><text:span text:style-name="T9">()</text:span><text:span text:style-name="T16">;</text:span></text:p>
            <text:p><text:span text:style-name="T9"><text:s text:c="2"/></text:span><text:span text:style-name="T15">system.out</text:span><text:span text:style-name="T9"> </text:span><text:span text:style-name="T16">&lt;&lt;</text:span><text:span text:style-name="T9"> </text:span><text:span text:style-name="T15">name</text:span><text:span text:style-name="T16">.</text:span><text:span text:style-name="T15">value</text:span><text:span text:style-name="T16">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programming</text:p>
          </draw:text-box>
        </draw:frame>
        <draw:frame presentation:style-name="pr4" draw:text-style-name="P6" draw:layer="layout" svg:width="18.258cm" svg:height="5.08cm" svg:x="4.871cm" svg:y="4.064cm" presentation:class="outline" presentation:user-transformed="true">
          <draw:text-box>
            <text:list text:style-name="L2">
              <text:list-header>
                <text:p text:style-name="P6">Truly powerful metaprogramming</text:p>
              </text:list-header>
            </text:list>
          </draw:text-box>
        </draw:frame>
        <draw:frame draw:style-name="gr8" draw:text-style-name="P7" draw:layer="layout" svg:width="14.224cm" svg:height="11.938cm" svg:x="0.508cm" svg:y="6.096cm">
          <draw:text-box>
            <text:p><text:span text:style-name="T20">// Filename “Main.ul”</text:span></text:p>
            <text:p><text:span text:style-name="T20"/></text:p>
            <text:p><text:span text:style-name="T20">public </text:span><text:span text:style-name="T21">(</text:span><text:span text:style-name="T22">String</text:span><text:span text:style-name="T20"> </text:span><text:span text:style-name="T23">out</text:span><text:span text:style-name="T20"> </text:span><text:span text:style-name="T24">:</text:span><text:span text:style-name="T20"> ref </text:span><text:span text:style-name="T22">Compiler</text:span><text:span text:style-name="T20"> </text:span><text:span text:style-name="T23">compiler</text:span><text:span text:style-name="T25">,</text:span><text:span text:style-name="T20"> </text:span><text:span text:style-name="T22">String</text:span><text:span text:style-name="T20"> </text:span><text:span text:style-name="T23">in</text:span><text:span text:style-name="T21">)</text:span><text:span text:style-name="T20"> </text:span><text:span text:style-name="T26">max</text:span></text:p>
            <text:p><text:span text:style-name="T20">{</text:span></text:p>
            <text:p><text:span text:style-name="T20"><text:s text:c="2"/></text:span><text:span text:style-name="T22">String</text:span><text:span text:style-name="T20"> name = </text:span><text:span text:style-name="T25">“</text:span><text:span text:style-name="T22">max_</text:span><text:span text:style-name="T25">“</text:span><text:span text:style-name="T20"> </text:span><text:span text:style-name="T22">+</text:span><text:span text:style-name="T20"> </text:span><text:span text:style-name="T27">in</text:span><text:span text:style-name="T20">;</text:span></text:p>
            <text:p><text:span text:style-name="T20"><text:s text:c="2"/></text:span><text:span text:style-name="T25">if </text:span><text:span text:style-name="T21">(</text:span><text:span text:style-name="T25">compiler.doesFunctionExist</text:span><text:span text:style-name="T22">(</text:span><text:span text:style-name="T25">name: name</text:span><text:span text:style-name="T28">)</text:span><text:span text:style-name="T29">~</text:span><text:span text:style-name="T30">status</text:span><text:span text:style-name="T28">)</text:span></text:p>
            <text:p><text:span text:style-name="T25"><text:s text:c="4"/></text:span><text:span text:style-name="T31">return</text:span><text:span text:style-name="T25"> </text:span><text:span text:style-name="T23">out</text:span><text:span text:style-name="T25">: </text:span><text:span text:style-name="T27">name</text:span><text:span text:style-name="T25">;</text:span></text:p>
            <text:p><text:span text:style-name="T20"/></text:p>
            <text:p><text:span text:style-name="T20"><text:s text:c="2"/></text:span><text:span text:style-name="T22">String</text:span><text:span text:style-name="T20"> </text:span><text:span text:style-name="T27">maxtemplate</text:span><text:span text:style-name="T20"> = </text:span></text:p>
            <text:p><text:span text:style-name="T20"><text:s text:c="2"/></text:span><text:span text:style-name="T25">@“</text:span></text:p>
            <text:p><text:span text:style-name="T20"><text:s text:c="2"/></text:span><text:span text:style-name="T20">public </text:span><text:span text:style-name="T21">(</text:span><text:span text:style-name="T20">ref </text:span><text:span text:style-name="T21">@1 </text:span><text:span text:style-name="T23">biggest</text:span><text:span text:style-name="T20"> </text:span><text:span text:style-name="T25">:</text:span><text:span text:style-name="T20"> ref </text:span><text:span text:style-name="T22">@1</text:span><text:span text:style-name="T20"> </text:span><text:span text:style-name="T23">a</text:span><text:span text:style-name="T20">, ref </text:span><text:span text:style-name="T22">@1</text:span><text:span text:style-name="T20"> </text:span><text:span text:style-name="T30">b</text:span><text:span text:style-name="T28">) max_</text:span><text:span text:style-name="T29">”</text:span><text:span text:style-name="T28"> </text:span></text:p>
            <text:p><text:span text:style-name="T28"><text:s text:c="2"/></text:span><text:span text:style-name="T29">+</text:span><text:span text:style-name="T28"> </text:span><text:span text:style-name="T32">in</text:span></text:p>
            <text:p><text:span text:style-name="T28"><text:s text:c="2"/></text:span><text:span text:style-name="T29">+</text:span><text:span text:style-name="T28"> </text:span><text:span text:style-name="T29">@“</text:span></text:p>
            <text:p><text:span text:style-name="T30"><text:s text:c="2"/></text:span><text:span text:style-name="T33">{</text:span></text:p>
            <text:p><text:span text:style-name="T30"><text:s text:c="4"/></text:span><text:span text:style-name="T29">if</text:span><text:span text:style-name="T30"> </text:span><text:span text:style-name="T28">(</text:span><text:span text:style-name="T32">a</text:span><text:span text:style-name="T30"> </text:span><text:span text:style-name="T29">&lt;</text:span><text:span text:style-name="T30"> </text:span><text:span text:style-name="T32">b</text:span><text:span text:style-name="T28">)</text:span></text:p>
            <text:p><text:span text:style-name="T30"><text:s text:c="6"/></text:span><text:span text:style-name="T31">return</text:span><text:span text:style-name="T30"> biggest: </text:span><text:span text:style-name="T32">b</text:span><text:span text:style-name="T29">;</text:span></text:p>
            <text:p><text:span text:style-name="T30"><text:s text:c="4"/></text:span><text:span text:style-name="T31">return</text:span><text:span text:style-name="T30"> biggest: </text:span><text:span text:style-name="T32">a</text:span><text:span text:style-name="T29">;</text:span></text:p>
            <text:p><text:span text:style-name="T30"><text:s text:c="2"/></text:span><text:span text:style-name="T33">}</text:span></text:p>
            <text:p><text:span text:style-name="T20"><text:s text:c="2"/></text:span><text:span text:style-name="T25">“</text:span><text:span text:style-name="T25">.</text:span><text:span text:style-name="T26">replaceAll</text:span><text:span text:style-name="T21">(</text:span><text:span text:style-name="T23">regex</text:span><text:span text:style-name="T25">: “@1”, </text:span><text:span text:style-name="T23">with</text:span><text:span text:style-name="T25">: </text:span><text:span text:style-name="T27">in</text:span><text:span text:style-name="T21">)</text:span><text:span text:style-name="T25">;</text:span></text:p>
            <text:p><text:span text:style-name="T25"><text:s text:c="2"/></text:span></text:p>
            <text:p><text:span text:style-name="T25"><text:s text:c="2"/></text:span><text:span text:style-name="T27">compiler</text:span><text:span text:style-name="T25">.</text:span><text:span text:style-name="T26">compile</text:span><text:span text:style-name="T21">(</text:span><text:span text:style-name="T23">code</text:span><text:span text:style-name="T25">: </text:span><text:span text:style-name="T27">maxtemplate</text:span><text:span text:style-name="T21">)</text:span><text:span text:style-name="T25">;</text:span></text:p>
            <text:p><text:span text:style-name="T25"><text:s text:c="2"/></text:span><text:span text:style-name="T31">return</text:span><text:span text:style-name="T25"> </text:span><text:span text:style-name="T23">out</text:span><text:span text:style-name="T25">: </text:span><text:span text:style-name="T27">name</text:span><text:span text:style-name="T25">; </text:span></text:p>
            <text:p><text:span text:style-name="T20">}</text:span></text:p>
          </draw:text-box>
        </draw:frame>
        <draw:frame draw:style-name="gr8" draw:text-style-name="P7" draw:layer="layout" svg:width="12.192cm" svg:height="11.938cm" svg:x="15.24cm" svg:y="6.096cm">
          <draw:text-box>
            <text:p><text:span text:style-name="T20">public (</text:span><text:span text:style-name="T24">:</text:span><text:span text:style-name="T20">) </text:span><text:span text:style-name="T26">enter</text:span></text:p>
            <text:p><text:span text:style-name="T34">{</text:span></text:p>
            <text:p><text:span text:style-name="T34"><text:s text:c="2"/></text:span><text:span text:style-name="T20">32u</text:span><text:span text:style-name="T34"> </text:span><text:span text:style-name="T27">a </text:span><text:span text:style-name="T22">=</text:span><text:span text:style-name="T27"> </text:span><text:span text:style-name="T35">1</text:span><text:span text:style-name="T25">,</text:span><text:span text:style-name="T27"> b </text:span><text:span text:style-name="T22">=</text:span><text:span text:style-name="T27"> </text:span><text:span text:style-name="T35">2</text:span><text:span text:style-name="T25">;</text:span></text:p>
            <text:p><text:span text:style-name="T34"><text:s text:c="2"/></text:span><text:span text:style-name="T27">system</text:span><text:span text:style-name="T25">.</text:span><text:span text:style-name="T27">out</text:span><text:span text:style-name="T34"> </text:span><text:span text:style-name="T25">&lt;&lt;</text:span><text:span text:style-name="T34"> #[max(</text:span><text:span text:style-name="T22">type</text:span><text:span text:style-name="T25">&lt;</text:span><text:span text:style-name="T27">a</text:span><text:span text:style-name="T25">&gt;</text:span><text:span text:style-name="T34">)]#(</text:span><text:span text:style-name="T23">a</text:span><text:span text:style-name="T24">:</text:span><text:span text:style-name="T34"> </text:span><text:span text:style-name="T27">a</text:span><text:span text:style-name="T34">, </text:span><text:span text:style-name="T23">b</text:span><text:span text:style-name="T24">:</text:span><text:span text:style-name="T34"> </text:span><text:span text:style-name="T27">b</text:span><text:span text:style-name="T34">)</text:span><text:span text:style-name="T25">~</text:span><text:span text:style-name="T23">out</text:span><text:span text:style-name="T34">;</text:span></text:p>
            <text:p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d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we want compile-time assurance of safety</text:p>
              </text:list-item>
            </text:list>
          </draw:text-box>
        </draw:frame>
        <draw:frame draw:style-name="gr9" draw:text-style-name="P7" draw:layer="layout" svg:width="24.638cm" svg:height="10.16cm" svg:x="1.681cm" svg:y="8.382cm">
          <draw:text-box>
            <text:p><text:span text:style-name="T36">public </text:span><text:span text:style-name="T33">( : ) </text:span><text:span text:style-name="T37">enter</text:span></text:p>
            <text:p><text:span text:style-name="T33">{</text:span></text:p>
            <text:p><text:span text:style-name="T33"><text:s text:c="2"/></text:span><text:span text:style-name="T36">32s</text:span><text:span text:style-name="T33"> </text:span><text:span text:style-name="T32">val </text:span><text:span text:style-name="T29">= </text:span><text:span text:style-name="T38">1</text:span><text:span text:style-name="T33">;</text:span></text:p>
            <text:p><text:span text:style-name="T33"><text:s text:c="2"/></text:span><text:span text:style-name="T33">[] 32u arr = [1, 6, 4, 2];</text:span></text:p>
            <text:p><text:span text:style-name="T33"><text:s text:c="2"/></text:span><text:span text:style-name="T29">if </text:span><text:span text:style-name="T33">(</text:span><text:span text:style-name="T32">val </text:span><text:span text:style-name="T29">&gt;= </text:span><text:span text:style-name="T38">0</text:span><text:span text:style-name="T33">)</text:span></text:p>
            <text:p><text:span text:style-name="T33"><text:s text:c="2"/></text:span><text:span text:style-name="T33">{</text:span></text:p>
            <text:p><text:span text:style-name="T33"><text:s text:c="4"/></text:span><text:span text:style-name="T36">coerce </text:span><text:span text:style-name="T33">Positive32s </text:span><text:span text:style-name="T32">val</text:span><text:span text:style-name="T33">;</text:span></text:p>
            <text:p><text:span text:style-name="T33"><text:s text:c="4"/></text:span><text:span text:style-name="T33">system.out &lt;&lt; arr[val];</text:span></text:p>
            <text:p><text:span text:style-name="T33"><text:s text:c="2"/></text:span><text:span text:style-name="T33">}</text:span></text:p>
            <text:p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00000004006B0AAE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66190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19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03T21:25:28.312000000</meta:creation-date>
    <dc:date>2015-05-06T23:06:20.10</dc:date>
    <meta:editing-duration>P1DT18M45S</meta:editing-duration>
    <meta:editing-cycles>57</meta:editing-cycles>
    <meta:generator>OpenOffice/4.1.1$Win32 OpenOffice.org_project/411m6$Build-9775</meta:generator>
    <meta:document-statistic meta:object-count="73"/>
  </office:meta>
</office:document-meta>
</file>